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3446fe3" officeooo:paragraph-rsid="03446fe3"/>
    </style:style>
    <style:style style:name="P2" style:family="paragraph" style:parent-style-name="Footnote">
      <style:text-properties officeooo:rsid="0345b2e8" officeooo:paragraph-rsid="0345b2e8"/>
    </style:style>
    <style:style style:name="P3" style:family="paragraph" style:parent-style-name="Footnote">
      <style:text-properties officeooo:rsid="03481b18" officeooo:paragraph-rsid="03481b18"/>
    </style:style>
    <style:style style:name="P4" style:family="paragraph" style:parent-style-name="Footnote">
      <style:text-properties officeooo:rsid="034a070a" officeooo:paragraph-rsid="034a070a"/>
    </style:style>
    <style:style style:name="P5" style:family="paragraph" style:parent-style-name="Footnote">
      <style:text-properties officeooo:rsid="034ea5a2" officeooo:paragraph-rsid="034ea5a2"/>
    </style:style>
    <style:style style:name="P6" style:family="paragraph" style:parent-style-name="Footnote">
      <style:text-properties officeooo:rsid="03506bab" officeooo:paragraph-rsid="03506bab"/>
    </style:style>
    <style:style style:name="P7" style:family="paragraph" style:parent-style-name="Footnote">
      <style:text-properties officeooo:rsid="035e83fd" officeooo:paragraph-rsid="035e83fd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f60ab" style:font-size-asian="13pt" style:font-name-complex="Sanskrit 2003" style:font-size-complex="13pt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13f83" style:font-size-asian="13pt" style:font-name-complex="Sanskrit 2003" style:font-size-complex="13pt"/>
    </style:style>
    <style:style style:name="P10" style:family="paragraph" style:parent-style-name="Text_20_body" style:list-style-name="Numbering_20_5">
      <style:paragraph-properties fo:margin-top="0cm" fo:margin-bottom="0cm" loext:contextual-spacing="false" fo:text-align="start" style:justify-single-word="false"/>
      <style:text-properties style:font-name="Sanskrit 2003" fo:font-size="10pt" officeooo:rsid="033c01f7" officeooo:paragraph-rsid="033c01f7" style:font-size-asian="10pt" style:font-name-complex="Sanskrit 2003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Sanskrit 2003" fo:font-size="13pt" officeooo:paragraph-rsid="000f60ab" style:font-size-asian="13pt" style:font-name-complex="Sanskrit 2003" style:font-size-complex="13pt"/>
    </style:style>
    <style:style style:name="T1" style:family="text">
      <style:text-properties officeooo:rsid="036029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029dce" style:font-weight-asian="bold" style:font-weight-complex="bold"/>
    </style:style>
    <style:style style:name="T4" style:family="text">
      <style:text-properties officeooo:rsid="03029dce"/>
    </style:style>
    <style:style style:name="T5" style:family="text">
      <style:text-properties officeooo:rsid="0305f7e6"/>
    </style:style>
    <style:style style:name="T6" style:family="text">
      <style:text-properties officeooo:rsid="030cfc5f"/>
    </style:style>
    <style:style style:name="T7" style:family="text">
      <style:text-properties officeooo:rsid="030704e6"/>
    </style:style>
    <style:style style:name="T8" style:family="text">
      <style:text-properties officeooo:rsid="030470eb"/>
    </style:style>
    <style:style style:name="T9" style:family="text">
      <style:text-properties officeooo:rsid="03096838"/>
    </style:style>
    <style:style style:name="T10" style:family="text">
      <style:text-properties fo:color="#000000"/>
    </style:style>
    <style:style style:name="T11" style:family="text">
      <style:text-properties fo:color="#000000" officeooo:rsid="02fc623e"/>
    </style:style>
    <style:style style:name="T12" style:family="text">
      <style:text-properties fo:color="#000000" officeooo:rsid="03285101"/>
    </style:style>
    <style:style style:name="T13" style:family="text">
      <style:text-properties fo:color="#000000" officeooo:rsid="03029dce"/>
    </style:style>
    <style:style style:name="T14" style:family="text">
      <style:text-properties fo:color="#000000" fo:background-color="#ffffff" loext:char-shading-value="0"/>
    </style:style>
    <style:style style:name="T15" style:family="text">
      <style:text-properties fo:color="#000000" officeooo:rsid="030eb75f" fo:background-color="#ffffff" loext:char-shading-value="0"/>
    </style:style>
    <style:style style:name="T16" style:family="text">
      <style:text-properties fo:color="#000000" officeooo:rsid="0310f3e8"/>
    </style:style>
    <style:style style:name="T17" style:family="text">
      <style:text-properties officeooo:rsid="030dbc32"/>
    </style:style>
    <style:style style:name="T18" style:family="text">
      <style:text-properties officeooo:rsid="03264a5d"/>
    </style:style>
    <style:style style:name="T19" style:family="text">
      <style:text-properties officeooo:rsid="030eb75f"/>
    </style:style>
    <style:style style:name="T20" style:family="text">
      <style:text-properties officeooo:rsid="0310f3e8"/>
    </style:style>
    <style:style style:name="T21" style:family="text">
      <style:text-properties officeooo:rsid="032918d4"/>
    </style:style>
    <style:style style:name="T22" style:family="text">
      <style:text-properties officeooo:rsid="0310717d"/>
    </style:style>
    <style:style style:name="T23" style:family="text">
      <style:text-properties style:use-window-font-color="true"/>
    </style:style>
    <style:style style:name="T24" style:family="text">
      <style:text-properties officeooo:rsid="032c8334"/>
    </style:style>
    <style:style style:name="T25" style:family="text">
      <style:text-properties officeooo:rsid="032ea052"/>
    </style:style>
    <style:style style:name="T26" style:family="text">
      <style:text-properties officeooo:rsid="0333e632"/>
    </style:style>
    <style:style style:name="T27" style:family="text">
      <style:text-properties officeooo:rsid="0333abd1"/>
    </style:style>
    <style:style style:name="T28" style:family="text">
      <style:text-properties officeooo:rsid="033a8b7a"/>
    </style:style>
    <style:style style:name="T29" style:family="text">
      <style:text-properties officeooo:rsid="03380d21"/>
    </style:style>
    <style:style style:name="T30" style:family="text">
      <style:text-properties fo:font-size="10pt" officeooo:rsid="033a8b7a" style:font-size-asian="10pt" style:font-size-complex="10pt"/>
    </style:style>
    <style:style style:name="T31" style:family="text">
      <style:text-properties officeooo:rsid="033d15a3"/>
    </style:style>
    <style:style style:name="T32" style:family="text">
      <style:text-properties officeooo:rsid="033e121a"/>
    </style:style>
    <style:style style:name="T33" style:family="text">
      <style:text-properties officeooo:rsid="033a7416"/>
    </style:style>
    <style:style style:name="T34" style:family="text">
      <style:text-properties officeooo:rsid="033f03eb"/>
    </style:style>
    <style:style style:name="T35" style:family="text">
      <style:text-properties officeooo:rsid="0340b16c"/>
    </style:style>
    <style:style style:name="T36" style:family="text">
      <style:text-properties officeooo:rsid="0340fc0d"/>
    </style:style>
    <style:style style:name="T37" style:family="text">
      <style:text-properties officeooo:rsid="0343d11c"/>
    </style:style>
    <style:style style:name="T38" style:family="text">
      <style:text-properties officeooo:rsid="03446fe3"/>
    </style:style>
    <style:style style:name="T39" style:family="text">
      <style:text-properties officeooo:rsid="03474d98"/>
    </style:style>
    <style:style style:name="T40" style:family="text">
      <style:text-properties officeooo:rsid="03481b18"/>
    </style:style>
    <style:style style:name="T41" style:family="text">
      <style:text-properties officeooo:rsid="034a070a"/>
    </style:style>
    <style:style style:name="T42" style:family="text">
      <style:text-properties officeooo:rsid="034ba935"/>
    </style:style>
    <style:style style:name="T43" style:family="text">
      <style:text-properties officeooo:rsid="034cd6ee"/>
    </style:style>
    <style:style style:name="T44" style:family="text">
      <style:text-properties officeooo:rsid="034e166e"/>
    </style:style>
    <style:style style:name="T45" style:family="text">
      <style:text-properties officeooo:rsid="034ea5a2"/>
    </style:style>
    <style:style style:name="T46" style:family="text">
      <style:text-properties officeooo:rsid="03506bab"/>
    </style:style>
    <style:style style:name="T47" style:family="text">
      <style:text-properties officeooo:rsid="0351d596"/>
    </style:style>
    <style:style style:name="T48" style:family="text">
      <style:text-properties officeooo:rsid="03533b76"/>
    </style:style>
    <style:style style:name="T49" style:family="text">
      <style:text-properties officeooo:rsid="03537735"/>
    </style:style>
    <style:style style:name="T50" style:family="text">
      <style:text-properties officeooo:rsid="03555c6c"/>
    </style:style>
    <style:style style:name="T51" style:family="text">
      <style:text-properties officeooo:rsid="035732d6"/>
    </style:style>
    <style:style style:name="T52" style:family="text">
      <style:text-properties officeooo:rsid="035a320e"/>
    </style:style>
    <style:style style:name="T53" style:family="text">
      <style:text-properties officeooo:rsid="035bfa9e"/>
    </style:style>
    <style:style style:name="T54" style:family="text">
      <style:text-properties officeooo:rsid="035c45e4"/>
    </style:style>
    <style:style style:name="T55" style:family="text">
      <style:text-properties officeooo:rsid="035cbff8"/>
    </style:style>
    <style:style style:name="T56" style:family="text">
      <style:text-properties officeooo:rsid="035e83fd"/>
    </style:style>
    <style:style style:name="T57" style:family="text">
      <style:text-properties officeooo:rsid="035f26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<text:s/>चतुर्विंशोऽध्यायः</text:span></text:p>
      <text:p text:style-name="P8"><text:span text:style-name="T2">कुण्डनि</text:span><text:span text:style-name="T3">र्मा</text:span><text:span text:style-name="T2">णा</text:span><text:span text:style-name="T3">द्यग्निकार्यादिकथनम्</text:span><text:span text:style-name="T2"> ।</text:span><text:line-break/>नारद उवाच ।<text:line-break/>अग्निका<text:span text:style-name="T4">र्यं</text:span> प्रवक्ष्यामि येन स्यात्सर्वकामभाक् । <text:line-break/>चतुरभ्यधिकं विंशमङ्गुलं<text:note text:id="ftn241" text:note-class="footnote"><text:note-citation>1</text:note-citation><text:note-body><text:p text:style-name="Footnote"><text:s/><text:span text:style-name="T4">विंशं मण्डलं</text:span></text:p></text:note-body></text:note> चतुरस्रक<text:span text:style-name="T5">म्</text:span> ॥१<text:span text:style-name="T4">॥</text:span> <text:line-break/>सूत्रेण सूत्रयित्वा तु क्षेत्रं तावत्खनेत्सम<text:span text:style-name="T4">म्</text:span> । <text:line-break/>खातस्य मेखला<text:span text:style-name="T6">ः</text:span> का<text:span text:style-name="T5">र्यास्</text:span>त्यक्त्वा चैवाङ्गुलद्वय<text:span text:style-name="T7">म्</text:span> ॥२<text:span text:style-name="T4">॥</text:span> <text:line-break/>सत्त्वादिस<text:span text:style-name="T8">ंज्ञाः</text:span> <text:s/>पूर्वा<text:span text:style-name="T7">स्या</text:span> द्वादशाङ्गुलमुच्छ्रिता<text:span text:style-name="T9">ः</text:span> । <text:s/></text:p>
      <text:p text:style-name="P8"><text:span text:style-name="T11">अष्टाङ्गुला द्व्यङ्गुला</text:span><text:span text:style-name="T12">ऽ</text:span><text:span text:style-name="T11">थ चतुरङ्गुलविस्तृता ॥३</text:span><text:span text:style-name="T13">॥</text:span><text:span text:style-name="T11"> <text:line-break/>योनिर्द्दशाङ्गुला रम्या षट्चतुर्द्व्यङ्गुलाग्रगा । </text:span><text:line-break/><text:span text:style-name="T6">क्र</text:span>मान्निम्ना तु क<text:span text:style-name="T6">र्त</text:span>व्या पश्चिमाशाव्यवस्थिता ॥४<text:span text:style-name="T4">॥</text:span><text:line-break/>अश्वत्थपत्रसदृशी किञ्चित्कुण्डे निवेशिता । <text:line-break/>तु<text:span text:style-name="T6">र्या</text:span>ङ्गुलायत<text:span text:style-name="T6">ं</text:span> नालं पञ्चदशाङ्गुलायत<text:span text:style-name="T17">म्</text:span> ॥५<text:span text:style-name="T4">॥</text:span> <text:line-break/>मूल<text:span text:style-name="T18">ं तु</text:span> <text:span text:style-name="T15">द्व्य</text:span><text:span text:style-name="T14">ङ्गुलं</text:span> <text:s/>योन्या अग्रं तस्याः <text:span text:style-name="T17">षड</text:span>ङ्गुल<text:span text:style-name="T17">म्</text:span> । <text:line-break/>लक्षणञ्चैकहस्तस्य द्विगुणं द्विकरादिषु ॥६<text:span text:style-name="T17">॥</text:span> <text:line-break/>एकत्रिमेखलं कुण्डं वर्तुलादि वदाम्यह<text:span text:style-name="T19">म्</text:span> । </text:p>
      <text:p text:style-name="P8">कुण्डार्<text:span text:style-name="T20">धे</text:span> तु स्थितं सूत्रं कोणे यदतिरिच्यते ॥७<text:span text:style-name="T19">॥</text:span> <text:line-break/>तद<text:span text:style-name="T18">र्धं</text:span> दिशि संस्थाप्य भ्रामितं व<text:span text:style-name="T20">र्तु</text:span>लं भवेत् । <text:line-break/>कुण्डा<text:span text:style-name="T18">र्धं</text:span> कोणभागा<text:span text:style-name="T20">र्धं</text:span> दिशिश्चोत्तरतो <text:span text:style-name="T21">ब</text:span>हिः ॥८<text:span text:style-name="T22">॥</text:span> <text:line-break/>पूर्वपश्चिमतो यत्नाल्लाञ्छयित्वा तु मध्यतः । <text:line-break/>संस्थाप्य भ्रामितं कुण्डम<text:span text:style-name="T20">र्ध</text:span>चन्द्रं भवे<text:span text:style-name="T20">च्छु</text:span>भ<text:span text:style-name="T20">म्</text:span> ॥९<text:span text:style-name="T20">॥</text:span> <text:line-break/><text:span text:style-name="T10">पद्माकारे दलानि स्युर्मेखलानान्तु व</text:span><text:span text:style-name="T16">र्तु</text:span><text:span text:style-name="T10">ले ।</text:span><text:line-break/><text:soft-page-break/><text:span text:style-name="T23">बाहुदण्डप्रमाणन्तु</text:span> होमार्थं कारयेत् स्रुच<text:span text:style-name="T24">म्</text:span>॥१०<text:span text:style-name="T20">॥</text:span><text:line-break/>सप्तपञ्चाङ्गुलं वा<text:span text:style-name="T25">ऽ</text:span>पि चतुरस्रन्तु कारयेत् । <text:line-break/>त्रिभागे<text:span text:style-name="T25">ण </text:span>भवेद्ग<text:span text:style-name="T26">र्त्तं</text:span> मध्ये वृत्तं सुशोभनम् ॥११<text:span text:style-name="T27">॥</text:span> <text:line-break/>ति<text:span text:style-name="T27">र्य</text:span>गू<text:span text:style-name="T27">र्ध्वं</text:span> समं खाताद्वहिरर्द्धन्तु शोधयेत् । <text:line-break/>अङ्गुलस्य चतुर्थांशं शेषा<text:span text:style-name="T28">र्धार्धं </text:span>तथा<text:span text:style-name="T28">ऽ</text:span>न्ततः ॥१२<text:span text:style-name="T29">॥</text:span> <text:line-break/>खातस्य मेखलां रम्यां शेषा<text:span text:style-name="T29">र्धे</text:span>न तु कारयेत् । <text:line-break/>कण्ठं त्रिभागविस्तार<text:span text:style-name="T29">म</text:span>ङ्गुष्ठकसमायत<text:span text:style-name="T29">म्</text:span> ॥१३<text:span text:style-name="T29">॥</text:span> <text:line-break/>सा<text:span text:style-name="T29">र्ध</text:span>मङ्गुष्ठकं वा<text:span text:style-name="T29">ऽ</text:span>स्यात्तदग्रे तु मुखं भवेत् । <text:line-break/>चतुरङ्गुलविस्तारं पञ्चाङ्गुलमथापि वा ॥१४<text:span text:style-name="T29">॥</text:span> <text:line-break/>त्रिकं द्व्यङ्गुलकं तत्स्यान्मध्य<text:span text:style-name="T28">ं</text:span><text:span text:style-name="T28"><text:note text:id="ftn242" text:note-class="footnote"><text:note-citation>2</text:note-citation><text:note-body><text:list xml:id="list6044785262059926104" text:style-name="Numbering_20_5"><text:list-item><text:p text:style-name="P10">मध्यान्तं सुशो</text:p></text:list-item></text:list></text:note-body></text:note></text:span><text:span text:style-name="T30"> <text:s text:c="2"/></text:span><text:span text:style-name="T28">त</text:span>स्य सुशोभनम् । <text:line-break/>आयामस्तत्समस्तस्य मध्यनिम्नः सुशोभनः ॥१५<text:span text:style-name="T29">॥</text:span> <text:line-break/><text:span text:style-name="T31">सु</text:span>षिरं कण्ठदेशे स्याद्विशेद्यावत् कनीयसी । <text:line-break/>शेषकुण्डन्तु क<text:span text:style-name="T31">र्त</text:span>व्यं यथारुचि विचित्रित<text:span text:style-name="T31">म्</text:span> ॥१६<text:span text:style-name="T29">॥</text:span> <text:line-break/>स्रुव<text:span text:style-name="T31">ं तु</text:span> हस्तमात्रं स्याद्दण्डकेन समन्वित<text:span text:style-name="T31">म्</text:span> । <text:line-break/>वटुकं द्व्यङ्गुलं वृत्तं क<text:span text:style-name="T31">र्त</text:span>व्यन्तु सुशोभन<text:span text:style-name="T31">म्</text:span> ॥१७<text:span text:style-name="T29">॥</text:span> </text:p>
      <text:p text:style-name="P8">गोपद<text:span text:style-name="T31">ं तु </text:span>यथा मग्नमल्पपङ्के तथा भवेत् । <text:line-break/>उपलिप्य लिखेद्रेखामङ्गुलां वज्रनासिका<text:span text:style-name="T32">म्</text:span> <text:s/>॥१८<text:span text:style-name="T33">॥</text:span> <text:line-break/>सौम्याग्रा प्रथमा<text:span text:style-name="T32">ं</text:span> तस्यां रेखे पूर्वमुखे तयोः ।<text:line-break/>मध्ये तिस्रस्तथा कु<text:span text:style-name="T34">र्या</text:span>द्दक्षिणादिक्रमेण तु ॥१९<text:span text:style-name="T33">॥</text:span> <text:line-break/>एवमुल्लिख्य चाभ्युक्ष्य प्रणवेन तु मन्त्रवित् । <text:line-break/>विष्टरं कल्पयेत्तेन तस्मिन् शक्ति<text:span text:style-name="T35">ं तु </text:span>वैष्णवी<text:span text:style-name="T36">म्</text:span> ॥२०<text:span text:style-name="T33">॥</text:span> <text:line-break/>अलंकृत्वा मू<text:span text:style-name="T37">र्ति</text:span>मतीं क्षिपेदग्निं हरिं स्मरन् । <text:line-break/><text:soft-page-break/>प्रादेशमात्राः समिधो दत्वा परिसमुह्य त<text:span text:style-name="T38">म्</text:span> ॥२१<text:span text:style-name="T33">॥</text:span> <text:line-break/>द<text:span text:style-name="T38">र्भै</text:span>स्त्रिधा परिस्तीर्य पूर्वादौ, तत्र पात्रक<text:span text:style-name="T38">म्</text:span> । <text:line-break/>आसादयेदिध्मवह्नी भूमौ च श्रुक्श्रुवद्वय<text:span text:style-name="T38">म्</text:span><text:span text:style-name="T38"><text:note text:id="ftn243" text:note-class="footnote"><text:note-citation>3</text:note-citation><text:note-body><text:p text:style-name="P1">आसादयेदिद्मबर्हिर्द्वयं</text:p></text:note-body></text:note></text:span> ॥२२<text:span text:style-name="T33">॥</text:span> <text:line-break/>आज्यस्थाली<text:span text:style-name="T38">ं</text:span> चरुस्थाली कुशाज्यञ्च प्रणीतया । <text:s/><text:line-break/>प्रोक्षयित्वा प्रोक्षणीञ्च गृहीत्वापू<text:span text:style-name="T38">र्य</text:span> वारिणा ॥२३<text:span text:style-name="T33">॥</text:span> <text:line-break/>पवित्रान्तर्हिते हस्ते परि<text:span text:style-name="T38">स्रा</text:span>व्य<text:note text:id="ftn244" text:note-class="footnote"><text:note-citation>4</text:note-citation><text:note-body><text:p text:style-name="Footnote"><text:s/><text:span text:style-name="T38">अविस्राव्य</text:span></text:p></text:note-body></text:note> च तज्जल<text:span text:style-name="T38">म्</text:span> ।<text:line-break/><text:note text:id="ftn245" text:note-class="footnote"><text:note-citation>5</text:note-citation><text:note-body><text:p text:style-name="P2">अग्निं ध्यात्वाऽथ प्रोक्षण्यां योन्या अग्रे </text:p></text:note-body></text:note>प्राङ्नीत्वा प्रोक्षणीपात्रं ज्योतिरग्रे निधाय च ॥२४<text:span text:style-name="T33">॥</text:span> <text:line-break/>तदद्भिस्त्रिश्च सम्प्रोक्ष्य इध्मं विन्यस्य चाग्रतः । <text:line-break/>प्रणीतायां सपुष्पायां विष्णुं ध्यात्वोत्तरेण च ॥२५<text:span text:style-name="T33">॥</text:span> <text:line-break/>आज्यस्थालीमथा<text:span text:style-name="T39">ऽऽ</text:span>ज्येन सम्पूर्याग्रे निधाय च । <text:line-break/>सम्प्लवोत्पवनाभ्या<text:span text:style-name="T39">ं तु</text:span> कु<text:span text:style-name="T40">र्या</text:span>दाज्यस्य संस्कृति<text:span text:style-name="T40">म्</text:span> ॥२६<text:span text:style-name="T33">॥</text:span> <text:line-break/>अखण्डिताग्रौ निर्गर्भौ कुशौ प्रादेशमात्रकौ । <text:line-break/>ताभ्यामुत्तानपाणिभ्यामङ्गुष्ठानामिकेन तु ॥२७<text:span text:style-name="T33">॥</text:span> <text:line-break/>आज्यं <text:note text:id="ftn246" text:note-class="footnote"><text:note-citation>6</text:note-citation><text:note-body><text:p text:style-name="P3">ताभ्यां</text:p></text:note-body></text:note>तयोस्तु सङ्गृह्य <text:note text:id="ftn247" text:note-class="footnote"><text:note-citation>7</text:note-citation><text:note-body><text:p text:style-name="Footnote"><text:s/><text:span text:style-name="T41">त्रीन्वारानूर्ध्वं </text:span></text:p></text:note-body></text:note><text:span text:style-name="T41">त्रिवारं चोर्ध्वमुत्क्षिपेत् </text:span>। <text:s/><text:line-break/>स्रुक्स्रुवौ चापि सङ्गृह्य ताभ्यां प्रक्षिप्य वारिणा ॥२८<text:span text:style-name="T33">॥</text:span> </text:p>
      <text:p text:style-name="P8">प्रतप्य दर्भैः सम्मृज्य पुनः प्रक्ष्याल्य<text:note text:id="ftn248" text:note-class="footnote"><text:note-citation>8</text:note-citation><text:note-body><text:p text:style-name="P4">प्रक्षिप्य</text:p></text:note-body></text:note> चैव हि । <text:s/><text:line-break/>निष्टप्य स्थापयित्वा <text:s/>तु प्रणवेनैव साधकः ॥२९<text:span text:style-name="T33">॥</text:span> <text:line-break/>प्रणवादिनमोन्तेन पश्चाद्धोमं समाचरेत् । <text:line-break/>गर्भाधानादिक<text:span text:style-name="T41">र्मा</text:span>णि यावद<text:span text:style-name="T42">ङ्ग</text:span>व्यवस्थया ॥३०<text:span text:style-name="T33">॥</text:span> <text:line-break/><text:soft-page-break/>नामान्तं व्रतबन्धान्तं समाव<text:span text:style-name="T42">र्ता</text:span>वसानकम् । <text:line-break/>अधिकारावसानं वा क<text:span text:style-name="T42">ुर्या</text:span>दङ्गानुसारतः ॥३१<text:span text:style-name="T33">॥</text:span> <text:line-break/>प्रणवेनोपचार<text:span text:style-name="T42">ं तु</text:span> कुर्यात्सर्वत्र साधकः । <text:line-break/>अङ्गैर्होमस्तु क<text:span text:style-name="T43">र्त</text:span>व्यो यथावित्तानुसारतः ॥३२<text:span text:style-name="T33">॥</text:span> <text:line-break/>गर्भाधान<text:span text:style-name="T43">ं तु</text:span> प्रथमं ततः पुंसवनं स्मृतम् । <text:line-break/>सीमन्तोन्नयनं जातक<text:span text:style-name="T43">र्म</text:span> नामान्नप्राशनम्<text:note text:id="ftn249" text:note-class="footnote"><text:note-citation>9</text:note-citation><text:note-body><text:p text:style-name="Footnote"><text:s/><text:span text:style-name="T43">निष्क्रमणं ततः</text:span></text:p></text:note-body></text:note> ॥३३<text:span text:style-name="T33">॥</text:span> <text:line-break/>चूडाकृतिं व्रतबन्धं वेदव्रतान्यशेषतः <text:s/>।<text:line-break/>समाव<text:span text:style-name="T43">र्त</text:span>नं पत्न्या च <text:note text:id="ftn250" text:note-class="footnote"><text:note-citation>10</text:note-citation><text:note-body><text:p text:style-name="Footnote"><text:s/><text:span text:style-name="T43">योगो यागाधिकारकः</text:span></text:p></text:note-body></text:note>योगश्चाथाधिकारकः ॥३४<text:span text:style-name="T33">॥</text:span> <text:line-break/>हृदादिक्रमतो ध्यात्वा एकैकं क<text:span text:style-name="T44">र्म</text:span> पूज्य च । <text:s/><text:line-break/>अष्टावष्टौ तु जुहुयात्प्रतिक<text:span text:style-name="T44">र्माऽऽ</text:span>हुतीः पुनः ॥३५<text:span text:style-name="T33">॥</text:span> <text:line-break/>पूर्णाहुतिं ततो दद्यात्<text:span text:style-name="T44">स्रु</text:span>चा मूलेन साधकः । <text:line-break/>वौषडन्तेन मन्त्रेण प्लुतं सुस्वरमुच्चरन् ॥३६<text:span text:style-name="T33">॥</text:span> <text:line-break/>विष्णोर्वह्नि<text:span text:style-name="T44">ं तु</text:span> संस्कृत्य श्रपयेद्वैष्णव<text:span text:style-name="T44">ं च</text:span>रुम् । <text:s/><text:line-break/>आराध्य स्थिण्डिले विष्णुं मन्त्रान्संस्मृत्य <text:note text:id="ftn251" text:note-class="footnote"><text:note-citation>11</text:note-citation><text:note-body><text:p text:style-name="P5">पूजयेत्</text:p></text:note-body></text:note>संश्रपेत् ॥३७<text:span text:style-name="T33">॥</text:span> <text:line-break/>आसनादिक्रमेणैव साङ्गावरणमुत्तमम् ।<text:line-break/>गन्धपुष्पैः समभ्यर्च्य ध्यात्वा देवं सुरोत्तमम् ॥३८<text:span text:style-name="T33">॥</text:span> <text:line-break/>आधायेध्ममथा<text:span text:style-name="T45">ऽऽ</text:span>घारावाज्यावग्नीशसंस्थितौ<text:note text:id="ftn252" text:note-class="footnote"><text:note-citation>12</text:note-citation><text:note-body><text:p text:style-name="P6">संनिधौ</text:p></text:note-body></text:note> । </text:p>
      <text:p text:style-name="P8">वायव्यनैरृताशादिप्रवृत्तौ तु यथाक्रमम् ॥३९<text:span text:style-name="T33">॥</text:span> <text:line-break/>आज्यभागौ ततो हुत्वा चक्षुषी दक्षिणोत्तरे । <text:line-break/>मध्ये <text:span text:style-name="T46">तु</text:span> जुहुयात्सर्वमन्त्र<text:span text:style-name="T46">ानर्चा</text:span>क्रमेण तु ॥४०<text:span text:style-name="T33">॥</text:span> <text:line-break/>आज्येन, तर्पयेन्मूर्त<text:span text:style-name="T46">िं द</text:span>शांशेनाङ्गहोमकम् । <text:s/><text:line-break/><text:soft-page-break/>शतं सहस्रं वा<text:span text:style-name="T46">ऽऽ</text:span>ज्याद्यैः समिद्भिर्वा तिलैः सह <text:s/>॥४१<text:span text:style-name="T33">॥</text:span> <text:line-break/>समाप्या<text:span text:style-name="T47">र्चां तु</text:span> होमान्तां शुची<text:span text:style-name="T48">ञ्</text:span>शिष्यानुपोषितान् । <text:s/><text:line-break/>आहूयाग्रे निवेश्याथ ह्यस्त्रेण प्रोक्षयेत्पशून् ॥४२<text:span text:style-name="T33">॥</text:span> <text:line-break/>शिष्यानात्मनि संयोज्य<text:span text:style-name="T48">ा</text:span>विद्याक<text:span text:style-name="T48">र्म</text:span>बन्धनैः । <text:line-break/>लिङ्गानुवृत्त<text:span text:style-name="T48">ं चै</text:span>तन्यं सह लिङ्गेन पा<text:span text:style-name="T49">लि</text:span>तम्<text:note text:id="ftn253" text:note-class="footnote"><text:note-citation>13</text:note-citation><text:note-body><text:p text:style-name="Footnote"><text:s/><text:span text:style-name="T49">पाशितम्</text:span></text:p></text:note-body></text:note> <text:s/>॥४३<text:span text:style-name="T33">॥</text:span> <text:line-break/>ध्यानमार्गे<text:span text:style-name="T49">ण</text:span> सम्प्रोक्ष्य वायु<text:span text:style-name="T49">बी</text:span>जेन शो<text:span text:style-name="T49">ष</text:span>येत् । <text:line-break/>ततो दहनवीजेन सृष्टिं ब्रह्माण्डस<text:span text:style-name="T50">ंज्ञि</text:span>काम् ॥४ ४<text:span text:style-name="T33">॥</text:span> <text:line-break/>नि<text:span text:style-name="T51">र्द</text:span>ग्धां सकलां ध्यायेद्भस्मकूटनिभस्थिताम् । <text:line-break/>प्लावयेद्वारिणा भस्म संसारं वा<text:span text:style-name="T51">ङ्म</text:span>यं स्मरेत् <text:s/><text:span text:style-name="T33">॥</text:span>४५<text:span text:style-name="T33">॥</text:span> <text:line-break/>तत्र शक्तिं न्यसेत्पश्चात्पार्थिवीं बीजस<text:span text:style-name="T51">ंज्ञि</text:span>काम् । <text:s/><text:line-break/>तन्मात्राभिः समस्ताभिः संवृतं पार्थिवं शुभम् ॥४६<text:span text:style-name="T52">॥</text:span><text:line-break/>अण्ड<text:span text:style-name="T52">ं त</text:span>दुद्भव<text:span text:style-name="T52">ं ध्या</text:span>येत्तदाधार<text:span text:style-name="T52">ं त</text:span>दात्मकम् । <text:line-break/>तन्मध्ये चिन्तयेन्मू<text:span text:style-name="T53">र्तिं</text:span> पौरुषीं प्रणवात्मिकाम् ॥४७<text:span text:style-name="T52">॥</text:span> <text:line-break/>लिङ्गं सङ्क्रामयेत्पश्चादात्मस्थं<text:note text:id="ftn254" text:note-class="footnote"><text:note-citation>14</text:note-citation><text:note-body><text:p text:style-name="Footnote"><text:s/><text:span text:style-name="T53">श्चात्स्थण्डिले</text:span></text:p></text:note-body></text:note> पूर्वसंस्कृतम् । <text:s/><text:line-break/>विभक्तेन्द्रियसंस्थानं क्रमा<text:span text:style-name="T54">द्‌वृ</text:span>द्धं <text:span text:style-name="T53">हि </text:span>चिन्तयेत् ॥४८<text:span text:style-name="T52">॥</text:span> <text:line-break/>ततो<text:span text:style-name="T54">ऽ</text:span>ण्डमब्दमेकं तु स्थित्वा द्विशकलीकृतम् ।</text:p>
      <text:p text:style-name="P11">द्यावापृथिव्यौ शकले तयो<text:span text:style-name="T54">र्म</text:span>ध्ये प्रजापतिम् ॥४९<text:span text:style-name="T52">॥</text:span> <text:line-break/>जातं ध्यात्वा पुनः प्रोक्ष्य प्रणवेन तु <text:span text:style-name="T54">शिशुम्</text:span> । <text:s/><text:line-break/>मन्त्रात्मकतनुं कृत्वा यथान्यासं पुरोदितम् ॥५०<text:span text:style-name="T52">॥</text:span> <text:line-break/>विष्णु<text:span text:style-name="T54">ह</text:span>स्तं ततो मू<text:span text:style-name="T55">र्ध्नि</text:span> द<text:span text:style-name="T55">त्</text:span>त्वा ध्यात्वा तु वैष्णवम् । <text:s/><text:line-break/>एवमेकं बहून्वा<text:span text:style-name="T55">ऽ</text:span>पि ज<text:span text:style-name="T55">पि</text:span>त्वा<text:note text:id="ftn255" text:note-class="footnote"><text:note-citation>15</text:note-citation><text:note-body><text:p text:style-name="P7">जनित्वा</text:p></text:note-body></text:note> ध्यानयोगतः ॥५१<text:span text:style-name="T52">॥</text:span> <text:line-break/><text:soft-page-break/>करौ सङ्गृह्य मूलेन नेत्रे बद्ध्वा तु वाससा । <text:s/><text:line-break/>नेत्रमन्त्रेण मन्त्री ता<text:span text:style-name="T56">नशेषा</text:span>नाहतेन तु ॥५२<text:span text:style-name="T52">॥</text:span> <text:line-break/>कृतपूजो गुरुः सम्य<text:span text:style-name="T57">ग्</text:span>देवदेवस्य तत्त्ववान् । <text:s/><text:line-break/>शिष्यान्पुष्पाञ्जलिभृतः प्राङ्मुखानुपवेशयेत् ॥५३<text:span text:style-name="T52">॥</text:span> </text:p>
      <text:p text:style-name="P11"><text:span text:style-name="T57">अर्च</text:span>येयुश्च ते<text:span text:style-name="T57">ऽ</text:span>प्येव<text:span text:style-name="T57">ं प्र</text:span>सूता गुरुणा हरिम् ।<text:line-break/>क्षिप्त्वा पुष्पाञ्जलिं तत्र पुष्पादिभिरनन्तरम् ॥५४<text:span text:style-name="T52">॥</text:span> <text:line-break/>अमन्त्रम<text:span text:style-name="T1">र्च</text:span>नं कृत्वा <text:s/>गुरोः पादा<text:span text:style-name="T1">र्च</text:span>न<text:span text:style-name="T1">ं त</text:span>तः । <text:s/><text:line-break/>विधाय दक्षिणां दद्यात्सर्वस्वं चा<text:span text:style-name="T1">र्ध</text:span>मेव वा ॥५५<text:span text:style-name="T52">॥</text:span> <text:line-break/>गुरुः संशिक्षयेच्छिष्या<text:span text:style-name="T1">ंस्</text:span>तैः पूज्यो नामभिर्हरिः । <text:s/><text:line-break/>वि<text:span text:style-name="T1">ष्व</text:span>क्सेनं यजेदीशं शङ्खचक्रगदाधरम् ॥५६<text:span text:style-name="T52">॥</text:span> <text:line-break/>त<text:span text:style-name="T1">र्जय</text:span>न्त<text:span text:style-name="T1">ं च</text:span> त<text:span text:style-name="T1">र्ज</text:span>न्या मण्डलस्थं विसर्जयेत् ॥५७॥ <text:s/><text:line-break/>विष्णुनि<text:span text:style-name="T1">र्मा</text:span>ल्यमखिलं विष्वक्सेनाय चार्पयेत् ।<text:line-break/>प्रणीताभिस्तथा<text:span text:style-name="T1">ऽऽ</text:span>त्मानमभिषिच्य च कुण्ड<text:span text:style-name="T1">कम् </text:span>॥५८<text:span text:style-name="T52">॥</text:span> <text:line-break/>वह्निमात्मनि संयोज्य विष्वक्सेनं विसर्जयेत् । <text:s/><text:line-break/>बुभुक्षुः सर्वमाप्नोति मुमुक्षु<text:span text:style-name="T1">र्ली</text:span>यते हरौ ॥५९<text:span text:style-name="T52">॥</text:span> </text:p>
      <text:p text:style-name="P8">इत्यादिमहापुराणे आग्नेये <text:span text:style-name="T1">कुण्डनिर्माणाद्यग्नि</text:span>का<text:span text:style-name="T1">र्या</text:span>दिकथनं नाम चतुर्विं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22:10.070668901</meta:creation-date>
    <meta:generator>LibreOffice/5.1.6.2$Linux_X86_64 LibreOffice_project/10m0$Build-2</meta:generator>
    <dc:date>2017-04-03T11:24:21.206934476</dc:date>
    <meta:editing-duration>PT2M11S</meta:editing-duration>
    <meta:editing-cycles>2</meta:editing-cycles>
    <meta:document-statistic meta:table-count="0" meta:image-count="0" meta:object-count="0" meta:page-count="6" meta:paragraph-count="25" meta:word-count="646" meta:character-count="3177" meta:non-whitespace-character-count="2412"/>
  </office:meta>
</office:document-meta>
</file>